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8_10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. Morais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0 August 1861</text:p>
      <text:p text:style-name="P2">Month<text:tab/><text:tab/><text:tab/><text:tab/><text:tab/><text:tab/>August</text:p>
      <text:p text:style-name="P2">Year<text:tab/><text:tab/><text:tab/><text:tab/><text:tab/><text:tab/>1861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text:tab/> <text:s text:c="2"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>My dear Sir<text:tab/><text:tab/><text:tab/><text:tab/><text:tab/><text:tab/><text:tab/><text:tab/><text:tab/>August 20</text:span><text:span text:style-name="T2">th</text:span><text:span text:style-name="T1"> 1861/</text:span></text:p>
      <text:p text:style-name="P2"><text:span text:style-name="T1"><text:tab/>Some mutual friends have related to me that/ you are under the impression I have authorized you/ to take an oath with the head uncovered. <text:s/>I wish/ therefore to recall to your mind that I was not/ consulted at all upon that subject. <text:s/>Your two/ questions concerned the preaching [Hebrew] and the delivering/ of the (so called) “lord's prayer”. <text:s/>About the first,/ I said, that if your sermons were confined to </text:span><text:span text:style-name="T3">moral</text:span><text:span text:style-name="T4">/ teaching, and no Hebrew quotation—especially with/ the name of God—was made, you might, under/ circumstances, comply with the prevailing custom./ <text:s/>About the Second, I gave it as my firm opinion,/ that its rehearsal by a Jew, would sound as an/ avowal of the authority whence it is supposed to have been/ derived, and consequently </text:span><text:span text:style-name="T3">not allowable</text:span><text:span text:style-name="T4">. <text:s/>You will/ no doubt remember this, and when the opportunity/ offers, disabuse the mind of those friends of ours./ <text:s/>I would have communicated verbally, what I have now/ committed to paper, but for the uncertainty of meeting/ you privately. <text:s/>With my good wishes for your/ success in life, I remain<text:tab/><text:tab/>yours truly/</text:span></text:p>
      <text:p text:style-name="P2"><text:span text:style-name="T4"><text:tab/><text:tab/><text:tab/><text:tab/><text:tab/><text:tab/><text:tab/><text:tab/><text:tab/><text:tab/><text:tab/>S. Morai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7T11:07:24</meta:creation-date>
    <dc:date>2009-04-27T12:14:00</dc:date>
    <dc:language>en-US</dc:language>
    <meta:editing-cycles>2</meta:editing-cycles>
    <meta:editing-duration>PT20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3" meta:word-count="347" meta:character-count="2363"/>
  </office:meta>
</office:document-meta>
</file>